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0.386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66cc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4" style:family="table-cell" style:parent-style-name="Default">
      <style:table-cell-properties fo:border-bottom="none" fo:background-color="#993366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5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/>
    </style:style>
    <style:style style:name="ce6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8" style:family="table-cell" style:parent-style-name="Default">
      <style:table-cell-properties fo:border-bottom="none" fo:background-color="#aecf00" fo:border-left="none" fo:padding-bottom="0.0193in" fo:padding-left="0.0138in" fo:padding-right="0.0138in" fo:padding-top="0.0193in" fo:border-right="0.0138in solid #000000" fo:border-top="none"/>
    </style:style>
    <style:style style:name="ce9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</style:style>
    <style:style style:name="ce11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0000" fo:border-left="none" fo:padding-bottom="0.0193in" fo:padding-left="0.0138in" fo:padding-right="0.0138in" fo:padding-top="0.0193in" fo:border-right="0.0138in solid #000000" fo:border-top="none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6" style:family="table-cell" style:parent-style-name="Default">
      <style:table-cell-properties fo:border-bottom="none" fo:background-color="#00b8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7" style:family="table-cell" style:parent-style-name="Default">
      <style:table-cell-properties fo:border-bottom="none" fo:background-color="#ccccff" fo:border-left="none" fo:padding-bottom="0.0193in" fo:padding-left="0.0138in" fo:padding-right="0.0138in" fo:padding-top="0.0193in" fo:border-right="0.0138in solid #000000" fo:border-top="none"/>
    </style:style>
    <style:style style:name="ce18" style:family="table-cell" style:parent-style-name="Default">
      <style:table-cell-properties fo:border-bottom="none" fo:background-color="#ff8080" fo:border-left="none" fo:padding-bottom="0.0193in" fo:padding-left="0.0138in" fo:padding-right="0.0138in" fo:padding-top="0.0193in" fo:border-right="0.0138in solid #000000" fo:border-top="none"/>
    </style:style>
    <style:style style:name="ce19" style:family="table-cell" style:parent-style-name="Default">
      <style:table-cell-properties fo:border-bottom="none" fo:background-color="#314004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20" style:family="table-cell" style:parent-style-name="Default">
      <style:table-cell-properties fo:border-bottom="none" fo:background-color="#ffd320" fo:border-left="none" fo:padding-bottom="0.0193in" fo:padding-left="0.0138in" fo:padding-right="0.0138in" fo:padding-top="0.0193in" fo:border-right="0.0138in solid #000000" fo:border-top="none"/>
    </style:style>
    <style:style style:name="ce21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633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/>
    </style:style>
    <style:style style:name="ce28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</style:style>
    <style:style style:name="ce29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0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order-bottom="0.0138in solid #000000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2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35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993366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38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 fo:font-weight="normal" style:font-weight-asian="normal" style:font-weight-complex="normal"/>
    </style:style>
    <style:style style:name="ce39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/>
    </style:style>
    <style:style style:name="ce4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41" style:family="table-cell" style:parent-style-name="Default">
      <style:table-cell-properties fo:border-bottom="none" fo:background-color="#aecf00" fo:border-left="0.0138in solid #000000" fo:padding-bottom="0.0193in" fo:padding-left="0.0138in" fo:padding-right="0.0138in" fo:padding-top="0.0193in" fo:border-right="none" fo:border-top="none"/>
    </style:style>
    <style:style style:name="ce42" style:family="table-cell" style:parent-style-name="Default">
      <style:table-cell-properties fo:border-bottom="none" fo:background-color="transparent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  <style:style style:name="ce44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ff0000" fo:border-left="0.0138in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49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0" style:family="table-cell" style:parent-style-name="Default">
      <style:table-cell-properties fo:border-bottom="none" fo:background-color="#00b8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1" style:family="table-cell" style:parent-style-name="Default">
      <style:table-cell-properties fo:border-bottom="none" fo:background-color="#ccccff" fo:border-left="0.0138in solid #000000" fo:padding-bottom="0.0193in" fo:padding-left="0.0138in" fo:padding-right="0.0138in" fo:padding-top="0.0193in" fo:border-right="none" fo:border-top="none"/>
    </style:style>
    <style:style style:name="ce52" style:family="table-cell" style:parent-style-name="Default">
      <style:table-cell-properties fo:border-bottom="none" fo:background-color="#ff8080" fo:border-left="0.0138in solid #000000" fo:padding-bottom="0.0193in" fo:padding-left="0.0138in" fo:padding-right="0.0138in" fo:padding-top="0.0193in" fo:border-right="none" fo:border-top="none"/>
    </style:style>
    <style:style style:name="ce53" style:family="table-cell" style:parent-style-name="Default">
      <style:table-cell-properties fo:border-bottom="none" fo:background-color="#314004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54" style:family="table-cell" style:parent-style-name="Default">
      <style:table-cell-properties fo:border-bottom="none" fo:background-color="#ffd320" fo:border-left="0.0138in solid #000000" fo:padding-bottom="0.0193in" fo:padding-left="0.0138in" fo:padding-right="0.0138in" fo:padding-top="0.0193in" fo:border-right="none" fo:border-top="none"/>
    </style:style>
    <style:style style:name="ce55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6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57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633"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/>
    </style:style>
    <style:style style:name="ce63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</style:style>
    <style:style style:name="ce64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5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66" style:family="table-cell" style:parent-style-name="Default">
      <style:table-cell-properties fo:border-bottom="0.0138in solid #000000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7" style:family="table-cell" style:parent-style-name="Default">
      <style:table-cell-properties fo:background-color="#e6e6e6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ffffff" fo:border-left="0.0138in solid #000000" fo:padding-bottom="0.0193in" fo:padding-left="0.0138in" fo:padding-right="0.0138in" fo:padding-top="0.0193in" fo:border-right="none" fo:border-top="none"/>
    </style:style>
    <style:style style:name="ce69" style:family="table-cell" style:parent-style-name="Default">
      <style:table-cell-properties fo:border-bottom="0.0138in solid #000000" fo:background-color="#ffffff" fo:border-left="0.0138in solid #000000" fo:padding-bottom="0.0193in" fo:padding-left="0.0138in" fo:padding-right="0.0138in" fo:padding-top="0.0193in" fo:border-right="none" fo:border-top="none"/>
    </style:style>
    <style:style style:name="ce70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0.0138in solid #000000"/>
    </style:style>
    <style:style style:name="ce71" style:family="table-cell" style:parent-style-name="Default">
      <style:table-cell-properties fo:background-color="#ffffff" fo:padding-bottom="0.0193in" fo:padding-left="0.0138in" fo:padding-right="0.0138in" fo:padding-top="0.0193in"/>
    </style:style>
    <style:style style:name="ce72" style:family="table-cell" style:parent-style-name="Default">
      <style:table-cell-properties fo:background-color="#ffffff" fo:border="none" fo:padding-bottom="0.0193in" fo:padding-left="0.0138in" fo:padding-right="0.0138in" fo:padding-top="0.0193in"/>
    </style:style>
    <style:style style:name="ce73" style:family="table-cell" style:parent-style-name="Default">
      <style:table-cell-properties fo:background-color="#333333" fo:padding-bottom="0.0193in" fo:padding-left="0.0138in" fo:padding-right="0.0138in" fo:padding-top="0.0193in"/>
      <style:text-properties fo:color="#ff6633" fo:font-weight="bold" style:font-weight-asian="bold" style:font-weight-complex="bold"/>
    </style:style>
    <style:style style:name="ce74" style:family="table-cell" style:parent-style-name="Default">
      <style:table-cell-properties fo:background-color="#00b8ff" fo:padding-bottom="0.0193in" fo:padding-left="0.0138in" fo:padding-right="0.0138in" fo:padding-top="0.0193in"/>
      <style:text-properties fo:color="#ffffff"/>
    </style:style>
    <style:style style:name="ce75" style:family="table-cell" style:parent-style-name="Default">
      <style:table-cell-properties fo:background-color="#9966cc" fo:padding-bottom="0.0193in" fo:padding-left="0.0138in" fo:padding-right="0.0138in" fo:padding-top="0.0193in"/>
      <style:text-properties fo:color="#ffff00"/>
    </style:style>
    <style:style style:name="ce76" style:family="table-cell" style:parent-style-name="Default">
      <style:table-cell-properties fo:background-color="#314004" fo:padding-bottom="0.0193in" fo:padding-left="0.0138in" fo:padding-right="0.0138in" fo:padding-top="0.0193in"/>
      <style:text-properties fo:color="#ffff00"/>
    </style:style>
    <style:style style:name="ce77" style:family="table-cell" style:parent-style-name="Default">
      <style:table-cell-properties fo:background-color="#4c1900" fo:padding-bottom="0.0193in" fo:padding-left="0.0138in" fo:padding-right="0.0138in" fo:padding-top="0.0193in"/>
      <style:text-properties fo:color="#ffffff"/>
    </style:style>
    <style:style style:name="ce78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ce79" style:family="table-cell" style:parent-style-name="Default">
      <style:table-cell-properties fo:background-color="#aecf00" fo:padding-bottom="0.0193in" fo:padding-left="0.0138in" fo:padding-right="0.0138in" fo:padding-top="0.0193in"/>
    </style:style>
    <style:style style:name="ce80" style:family="table-cell" style:parent-style-name="Default">
      <style:table-cell-properties fo:background-color="#ccccff" fo:padding-bottom="0.0193in" fo:padding-left="0.0138in" fo:padding-right="0.0138in" fo:padding-top="0.0193in"/>
    </style:style>
    <style:style style:name="ce81" style:family="table-cell" style:parent-style-name="Default">
      <style:table-cell-properties fo:background-color="#ff8080" fo:padding-bottom="0.0193in" fo:padding-left="0.0138in" fo:padding-right="0.0138in" fo:padding-top="0.0193in"/>
    </style:style>
    <style:style style:name="ce82" style:family="table-cell" style:parent-style-name="Default">
      <style:table-cell-properties fo:background-color="#ffd320" fo:padding-bottom="0.0193in" fo:padding-left="0.0138in" fo:padding-right="0.0138in" fo:padding-top="0.0193in"/>
    </style:style>
    <style:style style:name="ce83" style:family="table-cell" style:parent-style-name="Default">
      <style:table-cell-properties fo:background-color="#000000" fo:padding-bottom="0.0193in" fo:padding-left="0.0138in" fo:padding-right="0.0138in" fo:padding-top="0.0193in"/>
      <style:text-properties fo:color="#ffffff" fo:font-weight="normal" style:font-weight-asian="normal" style:font-weight-complex="normal"/>
    </style:style>
    <style:style style:name="ce84" style:family="table-cell" style:parent-style-name="Default">
      <style:table-cell-properties fo:background-color="#ffff66" fo:padding-bottom="0.0193in" fo:padding-left="0.0138in" fo:padding-right="0.0138in" fo:padding-top="0.0193in"/>
    </style:style>
    <style:style style:name="ce85" style:family="table-cell" style:parent-style-name="Default">
      <style:table-cell-properties fo:background-color="#993366" fo:padding-bottom="0.0193in" fo:padding-left="0.0138in" fo:padding-right="0.0138in" fo:padding-top="0.0193in"/>
      <style:text-properties fo:color="#ffffff"/>
    </style:style>
    <style:style style:name="ce86" style:family="table-cell" style:parent-style-name="Default">
      <style:table-cell-properties fo:background-color="#0000ff" fo:padding-bottom="0.0193in" fo:padding-left="0.0138in" fo:padding-right="0.0138in" fo:padding-top="0.0193in"/>
      <style:text-properties fo:color="#ffffff"/>
    </style:style>
    <style:style style:name="ce87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none"/>
    </style:style>
    <style:style style:name="ce88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none" fo:border-top="0.0138in solid #000000"/>
    </style:style>
    <style:style style:name="ce89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 fo:font-weight="bold" style:font-weight-asian="bold" style:font-weight-complex="bold"/>
    </style:style>
    <style:style style:name="ce90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91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none"/>
    </style:style>
    <style:style style:name="ce92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none"/>
    </style:style>
    <style:style style:name="ce93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94" style:family="table-cell" style:parent-style-name="Default">
      <style:text-properties fo:color="#ff420e" fo:font-weight="bold" style:font-weight-asian="bold" style:font-weight-complex="bold"/>
    </style:style>
    <style:style style:name="gr1" style:family="graphic">
      <style:graphic-properties svg:stroke-width="0.0201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413in"/>
    </style:style>
    <style:style style:name="gr3" style:family="graphic">
      <style:graphic-properties draw:fill="solid" draw:fill-color="#000000" draw:textarea-vertical-align="middle" draw:auto-grow-height="false" fo:min-height="0.2949in" fo:min-width="0.1965in"/>
    </style:style>
    <style:style style:name="gr4" style:family="graphic">
      <style:graphic-properties draw:stroke="none" svg:stroke-color="#000000" draw:fill="none" draw:fill-color="#ffffff" fo:min-height="0.2098in"/>
    </style:style>
    <style:style style:name="gr5" style:family="graphic">
      <style:graphic-properties draw:stroke="none" svg:stroke-color="#000000" draw:fill="none" draw:fill-color="#ffffff" fo:min-height="0.2409in"/>
    </style:style>
    <style:style style:name="gr6" style:family="graphic">
      <style:graphic-properties draw:stroke="none" svg:stroke-color="#000000" draw:fill="none" draw:fill-color="#ffffff" fo:min-height="0.2772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Plastimatch 2.0 Organization Draf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43"/>
        <table:table-column table:style-name="co3" table:default-cell-style-name="Default"/>
        <table:table-column table:style-name="co4" table:default-cell-style-name="ce68"/>
        <table:table-column table:style-name="co4" table:number-columns-repeated="4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32" office:value-type="string">
            <text:p>FILENAM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HANGELOG.TXT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MakeLists.txt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OPYRIGHT.TXT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8" table:end-x="0.1878in" table:end-y="0.0571in" draw:z-index="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LICENSE.TXT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7" table:end-x="0.5984in" table:end-y="0.0504in" draw:z-index="7" draw:style-name="gr2" draw:text-style-name="P3" svg:width="1.2551in" svg:height="0.2413in" svg:x="0.2323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compute_mean_image_main.cxx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dicom_uid_main.cxx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_main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12" table:end-x="0.1988in" table:end-y="0.0736in" draw:z-index="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h</text:p>
          </table:table-cell>
          <table:table-cell/>
          <table:table-cell>
            <draw:custom-shape table:end-cell-address="'Plastimatch 2.0 Organization Draft'.D11" table:end-x="0.6878in" table:end-y="0.0248in" draw:z-index="9" draw:style-name="gr3" draw:text-style-name="P1" svg:width="0.1752in" svg:height="0.1717in" svg:x="0.5126in" svg:y="0.0315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11" table:end-x="0.4362in" table:end-y="0.1256in" draw:z-index="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cxx</text:p>
          </table:table-cell>
          <table:table-cell table:number-columns-repeated="2"/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h</text:p>
          </table:table-cell>
          <table:table-cell/>
          <table:table-cell>
            <draw:frame table:end-cell-address="'Plastimatch 2.0 Organization Draft'.D13" table:end-x="0.8295in" table:end-y="0.102in" draw:z-index="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19" table:end-x="0.1945in" table:end-y="0.1059in" draw:z-index="1" draw:style-name="gr1" draw:text-style-name="P1" svg:width="0.1299in" svg:height="1.0587in" svg:x="0.0646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h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cxx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h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17" table:end-x="0.4382in" table:end-y="0.0862in" draw:z-index="3" draw:style-name="gr2" draw:text-style-name="P3" svg:width="1.072in" svg:height="0.2413in" svg:x="0.2551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cxx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h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25" table:end-x="0.2094in" table:end-y="0.0252in" draw:z-index="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cxx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h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23" table:end-x="0.4685in" table:end-y="0.1327in" draw:z-index="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cxx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h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h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h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h</text:p>
          </table:table-cell>
          <table:table-cell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dij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pointse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astimatch_main.cxx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h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63" table:end-x="0.1878in" table:end-y="0.0571in" draw:z-index="1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6" office:value-type="string">
            <text:p>shuffle_mha_main.cxx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62" table:end-x="0.5984in" table:end-y="0.0504in" draw:z-index="17" draw:style-name="gr2" draw:text-style-name="P3" svg:width="1.2551in" svg:height="0.2413in" svg:x="0.2323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6" office:value-type="string">
            <text:p>siftnD.cxx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synthetic_vf_main.cxx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cu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67" table:end-x="0.1988in" table:end-y="0.0736in" draw:z-index="1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inc</text:p>
          </table:table-cell>
          <table:table-cell/>
          <table:table-cell>
            <draw:custom-shape table:end-cell-address="'Plastimatch 2.0 Organization Draft'.D66" table:end-x="0.6878in" table:end-y="0.0248in" draw:z-index="19" draw:style-name="gr3" draw:text-style-name="P1" svg:width="0.1752in" svg:height="0.1717in" svg:x="0.5126in" svg:y="0.0315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66" table:end-x="0.4362in" table:end-y="0.1256in" draw:z-index="1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mem.cu</text:p>
          </table:table-cell>
          <table:table-cell table:number-columns-repeated="2"/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mem.h</text:p>
          </table:table-cell>
          <table:table-cell/>
          <table:table-cell>
            <draw:frame table:end-cell-address="'Plastimatch 2.0 Organization Draft'.D68" table:end-x="0.8295in" table:end-y="0.102in" draw:z-index="1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_main.c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74" table:end-x="0.1945in" table:end-y="0.1059in" draw:z-index="11" draw:style-name="gr1" draw:text-style-name="P1" svg:width="0.1299in" svg:height="1.0587in" svg:x="0.0646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_wrap.cpp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.cu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.h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72" table:end-x="0.4382in" table:end-y="0.0862in" draw:z-index="13" draw:style-name="gr2" draw:text-style-name="P3" svg:width="1.072in" svg:height="0.2413in" svg:x="0.2551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util.cu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util.h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plm_cuda_math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api_config.h.in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80" table:end-x="0.2094in" table:end-y="0.0252in" draw:z-index="1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er_loadable.cxx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er_loadable.h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78" table:end-x="0.4685in" table:end-y="0.1327in" draw:z-index="1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_a.cxx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.cxx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main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opt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opt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testbench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nder_polyline_itk.cxx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nder_structure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est2.cxx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6" office:value-type="string">
            <text:p>DEPRECATED</text:p>
          </table:table-cell>
          <table:table-cell table:style-name="ce38" office:value-type="string">
            <text:p>testme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threading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threading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Vmatrix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xyzInt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ROADMAP.TX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STYLE_GUIDE_1.TX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STYLE_GUIDE_2.TX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main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opts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opt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mai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opt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opt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9" office:value-type="string">
            <text:p>extra</text:p>
          </table:table-cell>
          <table:table-cell table:style-name="ce42" office:value-type="string">
            <text:p>cppcheck.s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string">
            <text:p>extra</text:p>
          </table:table-cell>
          <table:table-cell table:style-name="ce42" office:value-type="string">
            <text:p>plastimatch-uncrustify.cfg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bspline_xform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bspline_xform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cxx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cxx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118" table:end-x="0.1878in" table:end-y="0.0571in" draw:z-index="2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h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117" table:end-x="0.5984in" table:end-y="0.0504in" draw:z-index="27" draw:style-name="gr2" draw:text-style-name="P3" svg:width="1.2551in" svg:height="0.2413in" svg:x="0.2323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config.h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cxx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122" table:end-x="0.1988in" table:end-y="0.0736in" draw:z-index="2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h</text:p>
          </table:table-cell>
          <table:table-cell/>
          <table:table-cell>
            <draw:custom-shape table:end-cell-address="'Plastimatch 2.0 Organization Draft'.D121" table:end-x="0.6878in" table:end-y="0.0248in" draw:z-index="29" draw:style-name="gr3" draw:text-style-name="P1" svg:width="0.1752in" svg:height="0.1717in" svg:x="0.5126in" svg:y="0.0315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121" table:end-x="0.4362in" table:end-y="0.1256in" draw:z-index="2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cxx</text:p>
          </table:table-cell>
          <table:table-cell table:number-columns-repeated="2"/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h</text:p>
          </table:table-cell>
          <table:table-cell/>
          <table:table-cell>
            <draw:frame table:end-cell-address="'Plastimatch 2.0 Organization Draft'.D123" table:end-x="0.8295in" table:end-y="0.102in" draw:z-index="2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129" table:end-x="0.1945in" table:end-y="0.1055in" draw:z-index="21" draw:style-name="gr1" draw:text-style-name="P1" svg:width="0.1299in" svg:height="1.0587in" svg:x="0.0646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h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dose.cxx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cxx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127" table:end-x="0.4382in" table:end-y="0.0862in" draw:z-index="23" draw:style-name="gr2" draw:text-style-name="P3" svg:width="1.072in" svg:height="0.2413in" svg:x="0.2551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h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cxx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135" table:end-x="0.2094in" table:end-y="0.0252in" draw:z-index="2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h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cxx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133" table:end-x="0.4685in" table:end-y="0.1327in" draw:z-index="2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h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cxx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_info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.di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direction_cosines.h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h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to_pfm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h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h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173" table:end-x="0.1878in" table:end-y="0.0571in" draw:z-index="3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char.cxx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172" table:end-x="0.5984in" table:end-y="0.0504in" draw:z-index="37" draw:style-name="gr2" draw:text-style-name="P3" svg:width="1.2551in" svg:height="0.2413in" svg:x="0.2323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double.cxx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float.cxx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int32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short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177" table:end-x="0.1988in" table:end-y="0.0736in" draw:z-index="3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char.cxx</text:p>
          </table:table-cell>
          <table:table-cell/>
          <table:table-cell>
            <draw:custom-shape table:end-cell-address="'Plastimatch 2.0 Organization Draft'.D176" table:end-x="0.6878in" table:end-y="0.0244in" draw:z-index="39" draw:style-name="gr3" draw:text-style-name="P1" svg:width="0.1752in" svg:height="0.1717in" svg:x="0.5126in" svg:y="0.0315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176" table:end-x="0.4362in" table:end-y="0.1252in" draw:z-index="3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int32.cxx</text:p>
          </table:table-cell>
          <table:table-cell table:number-columns-repeated="2"/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short.cxx</text:p>
          </table:table-cell>
          <table:table-cell/>
          <table:table-cell>
            <draw:frame table:end-cell-address="'Plastimatch 2.0 Organization Draft'.D178" table:end-x="0.8295in" table:end-y="0.102in" draw:z-index="3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vec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184" table:end-x="0.1945in" table:end-y="0.1055in" draw:z-index="31" draw:style-name="gr1" draw:text-style-name="P1" svg:width="0.1299in" svg:height="1.0587in" svg:x="0.0646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h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txx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cxx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182" table:end-x="0.4382in" table:end-y="0.0862in" draw:z-index="33" draw:style-name="gr2" draw:text-style-name="P3" svg:width="1.072in" svg:height="0.2413in" svg:x="0.2551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h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type.h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190" table:end-x="0.2094in" table:end-y="0.0252in" draw:z-index="3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cxx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h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188" table:end-x="0.4685in" table:end-y="0.1327in" draw:z-index="3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.h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cxx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AndConstantToImageFilter.h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txx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make_string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merge_vector_field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aw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tog_dos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table:style-name="ce45" office:value-type="string">
            <text:p>plm_uid_prefix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2" office:value-type="string">
            <text:p>image</text:p>
          </table:table-cell>
          <table:table-cell table:style-name="ce46" office:value-type="string">
            <text:p>raw_pointse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2" office:value-type="string">
            <text:p>image</text:p>
          </table:table-cell>
          <table:table-cell table:style-name="ce46" office:value-type="string">
            <text:p>raw_pointse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raw_to_mha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cxx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rtog_to_mha.cxx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228" table:end-x="0.1878in" table:end-y="0.0571in" draw:z-index="4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cxx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227" table:end-x="0.5984in" table:end-y="0.0504in" draw:z-index="47" draw:style-name="gr2" draw:text-style-name="P3" svg:width="1.2551in" svg:height="0.2413in" svg:x="0.2323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h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cxx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232" table:end-x="0.1988in" table:end-y="0.0736in" draw:z-index="4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h</text:p>
          </table:table-cell>
          <table:table-cell/>
          <table:table-cell>
            <draw:custom-shape table:end-cell-address="'Plastimatch 2.0 Organization Draft'.D231" table:end-x="0.6878in" table:end-y="0.0244in" draw:z-index="49" draw:style-name="gr3" draw:text-style-name="P1" svg:width="0.1752in" svg:height="0.1717in" svg:x="0.5126in" svg:y="0.0315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231" table:end-x="0.4362in" table:end-y="0.1252in" draw:z-index="4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cxx</text:p>
          </table:table-cell>
          <table:table-cell table:number-columns-repeated="2"/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h</text:p>
          </table:table-cell>
          <table:table-cell/>
          <table:table-cell>
            <draw:frame table:end-cell-address="'Plastimatch 2.0 Organization Draft'.D233" table:end-x="0.8295in" table:end-y="0.102in" draw:z-index="4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239" table:end-x="0.1945in" table:end-y="0.1055in" draw:z-index="41" draw:style-name="gr1" draw:text-style-name="P1" svg:width="0.1299in" svg:height="1.0587in" svg:x="0.0646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h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_to_vvf.cxx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.cxx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237" table:end-x="0.4382in" table:end-y="0.0862in" draw:z-index="43" draw:style-name="gr2" draw:text-style-name="P3" svg:width="1.072in" svg:height="0.2413in" svg:x="0.2551in" svg:y="0.0232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.h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cxx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245" table:end-x="0.2094in" table:end-y="0.0252in" draw:z-index="4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h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macros.h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243" table:end-x="0.4685in" table:end-y="0.1327in" draw:z-index="4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cxx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h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h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h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3" office:value-type="string">
            <text:p>mondoshot</text:p>
          </table:table-cell>
          <table:table-cell table:style-name="ce47" office:value-type="string">
            <text:p>mondoshot_dicom.cpp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3" office:value-type="string">
            <text:p>mondoshot</text:p>
          </table:table-cell>
          <table:table-cell table:style-name="ce47" office:value-type="string">
            <text:p>mondoshot_dicom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3" office:value-type="string">
            <text:p>mondoshot</text:p>
          </table:table-cell>
          <table:table-cell table:style-name="ce47" office:value-type="string">
            <text:p>mondoshot_main.cpp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3" office:value-type="string">
            <text:p>mondoshot</text:p>
          </table:table-cell>
          <table:table-cell table:style-name="ce47" office:value-type="string">
            <text:p>mondoshot_main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4" office:value-type="string">
            <text:p>opencl</text:p>
          </table:table-cell>
          <table:table-cell table:style-name="ce48" office:value-type="string">
            <text:p>autotune_opencl.cxx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14" office:value-type="string">
            <text:p>opencl</text:p>
          </table:table-cell>
          <table:table-cell table:style-name="ce48" office:value-type="string">
            <text:p>autotune_opencl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5" office:value-type="string">
            <text:p>opencl</text:p>
          </table:table-cell>
          <table:table-cell table:style-name="ce49" office:value-type="string">
            <text:p>opencl_probe_main.c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283" table:end-x="0.1878in" table:end-y="0.0567in" draw:z-index="5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5" office:value-type="string">
            <text:p>opencl</text:p>
          </table:table-cell>
          <table:table-cell table:style-name="ce49" office:value-type="string">
            <text:p>opencl_probe.cl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282" table:end-x="0.5984in" table:end-y="0.0504in" draw:z-index="57" draw:style-name="gr2" draw:text-style-name="P3" svg:width="1.2551in" svg:height="0.2413in" svg:x="0.2323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5" office:value-type="string">
            <text:p>opencl</text:p>
          </table:table-cell>
          <table:table-cell table:style-name="ce49" office:value-type="string">
            <text:p>opencl_probe.cxx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5" office:value-type="string">
            <text:p>opencl</text:p>
          </table:table-cell>
          <table:table-cell table:style-name="ce49" office:value-type="string">
            <text:p>opencl_probe.h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5" office:value-type="string">
            <text:p>opencl</text:p>
          </table:table-cell>
          <table:table-cell table:style-name="ce49" office:value-type="string">
            <text:p>opencl_util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5" office:value-type="string">
            <text:p>opencl</text:p>
          </table:table-cell>
          <table:table-cell table:style-name="ce49" office:value-type="string">
            <text:p>opencl_util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287" table:end-x="0.1988in" table:end-y="0.0736in" draw:z-index="5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cview_main.cxx</text:p>
          </table:table-cell>
          <table:table-cell/>
          <table:table-cell>
            <draw:custom-shape table:end-cell-address="'Plastimatch 2.0 Organization Draft'.D286" table:end-x="0.6878in" table:end-y="0.0244in" draw:z-index="59" draw:style-name="gr3" draw:text-style-name="P1" svg:width="0.1752in" svg:height="0.1717in" svg:x="0.5126in" svg:y="0.0315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286" table:end-x="0.4362in" table:end-y="0.1252in" draw:z-index="5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cview_main.h</text:p>
          </table:table-cell>
          <table:table-cell table:number-columns-repeated="2"/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cview_portal.cxx</text:p>
          </table:table-cell>
          <table:table-cell/>
          <table:table-cell>
            <draw:frame table:end-cell-address="'Plastimatch 2.0 Organization Draft'.D288" table:end-x="0.8295in" table:end-y="0.102in" draw:z-index="5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cview_portal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294" table:end-x="0.1945in" table:end-y="0.1055in" draw:z-index="51" draw:style-name="gr1" draw:text-style-name="P1" svg:width="0.1299in" svg:height="1.0587in" svg:x="0.0646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data_source_dialog.cxx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data_source_dialog.h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data_source_dialog.ui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292" table:end-x="0.4382in" table:end-y="0.0862in" draw:z-index="53" draw:style-name="gr2" draw:text-style-name="P3" svg:width="1.072in" svg:height="0.2413in" svg:x="0.2551in" svg:y="0.0232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data_source_list_model.cxx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data_source_list_model.h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database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database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300" table:end-x="0.2094in" table:end-y="0.0252in" draw:z-index="5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findscu.cxx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findscu.h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298" table:end-x="0.4685in" table:end-y="0.1327in" draw:z-index="5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main_window.cxx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main_window.h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main_window.ui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main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patient_list_mode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patient_list_mode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bowtie_correctio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bowtie_correction.h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cuda_old.cu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cuda_p.h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cuda.cpp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cuda.cu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cuda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mai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opencl_old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opencl_p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opencl.c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openc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openc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opt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opt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trili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trilin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cuda_p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cuda_wrap.cpp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cuda.cpp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cuda.cu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cuda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mai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opencl_old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opencl_p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opencl.c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opencl.cxx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opencl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opts.cxx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338" table:end-x="0.1878in" table:end-y="0.0567in" draw:z-index="6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opts.h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337" table:end-x="0.5984in" table:end-y="0.0504in" draw:z-index="67" draw:style-name="gr2" draw:text-style-name="P3" svg:width="1.2551in" svg:height="0.2413in" svg:x="0.2323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util.cxx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util.h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342" table:end-x="0.1988in" table:end-y="0.0736in" draw:z-index="6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lm_drr_api_a.cxx</text:p>
          </table:table-cell>
          <table:table-cell/>
          <table:table-cell>
            <draw:custom-shape table:end-cell-address="'Plastimatch 2.0 Organization Draft'.D341" table:end-x="0.6878in" table:end-y="0.0244in" draw:z-index="69" draw:style-name="gr3" draw:text-style-name="P1" svg:width="0.1752in" svg:height="0.1717in" svg:x="0.5126in" svg:y="0.0315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341" table:end-x="0.4362in" table:end-y="0.1252in" draw:z-index="6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lm_drr_api.cxx</text:p>
          </table:table-cell>
          <table:table-cell table:number-columns-repeated="2"/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lm_drr_api.h</text:p>
          </table:table-cell>
          <table:table-cell/>
          <table:table-cell>
            <draw:frame table:end-cell-address="'Plastimatch 2.0 Organization Draft'.D343" table:end-x="0.8295in" table:end-y="0.1016in" draw:z-index="6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roj_image_dir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349" table:end-x="0.1945in" table:end-y="0.1055in" draw:z-index="61" draw:style-name="gr1" draw:text-style-name="P1" svg:width="0.1299in" svg:height="1.0587in" svg:x="0.0646in" svg:y="0.117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roj_image_dir.h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roj_image.cxx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roj_image.h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347" table:end-x="0.4382in" table:end-y="0.0862in" draw:z-index="63" draw:style-name="gr2" draw:text-style-name="P3" svg:width="1.072in" svg:height="0.2413in" svg:x="0.2551in" svg:y="0.0232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roj_matrix.cxx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roj_matrix.h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ramp_filter.c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ramp_filter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355" table:end-x="0.2094in" table:end-y="0.0252in" draw:z-index="6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ray_trace_exact.cxx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ray_trace_exact.h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353" table:end-x="0.4685in" table:end-y="0.1327in" draw:z-index="6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ray_trace_uniform.cxx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ray_trace_uniform.h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_kernels_old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_kernels_wrap.cpp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_kernel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_old.cpp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_old.cu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_old.h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_wrap.cpp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.cpp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.cu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landmark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landmark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macro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mai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mi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mi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ms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ms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ld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ld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_lbfgsb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_lbfgsb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_liblbfg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_liblbfg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_nlop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_nlop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_steep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_steepes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regularize_analytic.cxx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regularize_analytic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regularize_numeric.cxx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393" table:end-x="0.1878in" table:end-y="0.0567in" draw:z-index="7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regularize_numeric.h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392" table:end-x="0.5984in" table:end-y="0.0504in" draw:z-index="77" draw:style-name="gr2" draw:text-style-name="P3" svg:width="1.2551in" svg:height="0.2413in" svg:x="0.2323in" svg:y="0.1657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regularize_state.h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regularize.cxx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regularize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397" table:end-x="0.1988in" table:end-y="0.0736in" draw:z-index="7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.h</text:p>
          </table:table-cell>
          <table:table-cell/>
          <table:table-cell>
            <draw:custom-shape table:end-cell-address="'Plastimatch 2.0 Organization Draft'.D396" table:end-x="0.6878in" table:end-y="0.0244in" draw:z-index="79" draw:style-name="gr3" draw:text-style-name="P1" svg:width="0.1752in" svg:height="0.1717in" svg:x="0.5126in" svg:y="0.0315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396" table:end-x="0.4362in" table:end-y="0.1252in" draw:z-index="7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check_grad_opts.cxx</text:p>
          </table:table-cell>
          <table:table-cell table:number-columns-repeated="2"/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check_grad_opts.h</text:p>
          </table:table-cell>
          <table:table-cell/>
          <table:table-cell>
            <draw:frame table:end-cell-address="'Plastimatch 2.0 Organization Draft'.D398" table:end-x="0.8295in" table:end-y="0.1016in" draw:z-index="7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check_grad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404" table:end-x="0.1945in" table:end-y="0.1055in" draw:z-index="71" draw:style-name="gr1" draw:text-style-name="P1" svg:width="0.1299in" svg:height="1.0587in" svg:x="0.0646in" svg:y="0.117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cpu.cxx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cuda_kernel.cu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cuda.cu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402" table:end-x="0.4382in" table:end-y="0.0862in" draw:z-index="73" draw:style-name="gr2" draw:text-style-name="P3" svg:width="1.072in" svg:height="0.2413in" svg:x="0.2551in" svg:y="0.0232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cuda.h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layer_cpu.c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main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misc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410" table:end-x="0.2094in" table:end-y="0.0252in" draw:z-index="7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misc.h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opencl_p.h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408" table:end-x="0.4685in" table:end-y="0.1327in" draw:z-index="7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opencl.cl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opencl.cxx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opts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opts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stat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stat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.h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gpuit_bspline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gpuit_bspline.h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gpuit_demons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gpuit_demon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itk_demon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itk_demon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itk_optim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itk_optim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itk_registratio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itk_registration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itk_tp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itk_tp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main__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optimize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plm_parm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plm_parm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plm_stage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plm_stage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bf_cluste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bf_cluste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bf_gauss_old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bf_gaus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bf_gaus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bf_wendland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bf_wendland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egistration_data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egistration_data.h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compute.cu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convolution.cu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448" table:end-x="0.1878in" table:end-y="0.0567in" draw:z-index="8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convolution.h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447" table:end-x="0.5984in" table:end-y="0.0504in" draw:z-index="87" draw:style-name="gr2" draw:text-style-name="P3" svg:width="1.2551in" svg:height="0.2413in" svg:x="0.2323in" svg:y="0.1657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finalize.cu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funcHistogram.cu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funcImageDomain.cu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global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452" table:end-x="0.1988in" table:end-y="0.0736in" draw:z-index="8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initialize.cu</text:p>
          </table:table-cell>
          <table:table-cell/>
          <table:table-cell>
            <draw:custom-shape table:end-cell-address="'Plastimatch 2.0 Organization Draft'.D451" table:end-x="0.6878in" table:end-y="0.0244in" draw:z-index="89" draw:style-name="gr3" draw:text-style-name="P1" svg:width="0.1752in" svg:height="0.1717in" svg:x="0.5126in" svg:y="0.0311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451" table:end-x="0.4362in" table:end-y="0.1252in" draw:z-index="82" draw:style-name="gr2" draw:text-style-name="P3" svg:width="1.072in" svg:height="0.2413in" svg:x="0.2531in" svg:y="0.0622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main.cu</text:p>
          </table:table-cell>
          <table:table-cell table:number-columns-repeated="2"/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image.cxx</text:p>
          </table:table-cell>
          <table:table-cell/>
          <table:table-cell>
            <draw:frame table:end-cell-address="'Plastimatch 2.0 Organization Draft'.D453" table:end-x="0.8295in" table:end-y="0.1016in" draw:z-index="8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image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459" table:end-x="0.1945in" table:end-y="0.1055in" draw:z-index="81" draw:style-name="gr1" draw:text-style-name="P1" svg:width="0.1299in" svg:height="1.0587in" svg:x="0.0646in" svg:y="0.117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register.cxx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register.h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stage.cxx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457" table:end-x="0.4382in" table:end-y="0.0862in" draw:z-index="83" draw:style-name="gr2" draw:text-style-name="P3" svg:width="1.072in" svg:height="0.2413in" svg:x="0.2551in" svg:y="0.0232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stage.h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structs.cxx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structs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xform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465" table:end-x="0.2094in" table:end-y="0.0252in" draw:z-index="8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xform.h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es.h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463" table:end-x="0.4685in" table:end-y="0.1323in" draw:z-index="8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i_glue.cxx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i_glue.h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add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add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crop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crop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mask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mask.h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register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register.h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resample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resampl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synth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synth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_commands_pcmd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_commands_pcmd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_commands_uti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_commands_uti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_command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_command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_preview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_preview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uti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uti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_ransac_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_ransac_es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_task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_task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_thumbnaile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_thumbnaile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_traine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_traine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.cxx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dlib_train.cxx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503" table:end-x="0.1878in" table:end-y="0.0571in" draw:z-index="96" draw:style-name="gr1" draw:text-style-name="P1" svg:width="0.1299in" svg:height="0.6335in" svg:x="0.0579in" svg:y="0.1378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dlib_trainer.cxx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502" table:end-x="0.5984in" table:end-y="0.0508in" draw:z-index="97" draw:style-name="gr2" draw:text-style-name="P3" svg:width="1.2551in" svg:height="0.2413in" svg:x="0.2323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dlib_trainer.h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segment_body.cxx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segment_body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bstring_util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507" table:end-x="0.1988in" table:end-y="0.074in" draw:z-index="90" draw:style-name="gr1" draw:text-style-name="P1" svg:width="0.1299in" svg:height="0.4945in" svg:x="0.0689in" svg:y="0.115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bstring_util.h</text:p>
          </table:table-cell>
          <table:table-cell/>
          <table:table-cell>
            <draw:custom-shape table:end-cell-address="'Plastimatch 2.0 Organization Draft'.D506" table:end-x="0.6878in" table:end-y="0.0248in" draw:z-index="99" draw:style-name="gr3" draw:text-style-name="P1" svg:width="0.1752in" svg:height="0.1717in" svg:x="0.5126in" svg:y="0.0315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506" table:end-x="0.4362in" table:end-y="0.1256in" draw:z-index="9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compiler_warnings.h</text:p>
          </table:table-cell>
          <table:table-cell table:number-columns-repeated="2"/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2" office:value-type="string">
            <text:p>sys</text:p>
          </table:table-cell>
          <table:table-cell table:style-name="ce56" office:value-type="string">
            <text:p>delayload_opencl.h</text:p>
          </table:table-cell>
          <table:table-cell/>
          <table:table-cell>
            <draw:frame table:end-cell-address="'Plastimatch 2.0 Organization Draft'.D508" table:end-x="0.8295in" table:end-y="0.102in" draw:z-index="98" draw:style-name="gr4" draw:text-style-name="P5" svg:width="0.7685in" svg:height="0.2776in" svg:x="0.061in" svg:y="0.0031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2" office:value-type="string">
            <text:p>sys</text:p>
          </table:table-cell>
          <table:table-cell table:style-name="ce56" office:value-type="string">
            <text:p>delayload.c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514" table:end-x="0.1945in" table:end-y="0.1059in" draw:z-index="91" draw:style-name="gr1" draw:text-style-name="P1" svg:width="0.1299in" svg:height="1.0587in" svg:x="0.0646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2" office:value-type="string">
            <text:p>sys</text:p>
          </table:table-cell>
          <table:table-cell table:style-name="ce56" office:value-type="string">
            <text:p>delayload.h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dir_list.cxx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dir_list.h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512" table:end-x="0.4382in" table:end-y="0.0866in" draw:z-index="93" draw:style-name="gr2" draw:text-style-name="P3" svg:width="1.072in" svg:height="0.2413in" svg:x="0.2551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file_util.cxx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file_util.h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logfile.c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logfile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520" table:end-x="0.2094in" table:end-y="0.0256in" draw:z-index="94" draw:style-name="gr1" draw:text-style-name="P1" svg:width="0.1299in" svg:height="0.7807in" svg:x="0.0795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math_util.h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7" office:value-type="string">
            <text:p>plm_config.h.in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518" table:end-x="0.4685in" table:end-y="0.1327in" draw:z-index="95" draw:style-name="gr2" draw:text-style-name="P3" svg:width="1.072in" svg:height="0.2413in" svg:x="0.2854in" svg:y="0.0701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endian.cxx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endian.h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file_format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file_format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fortran.h.i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fwrit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fwrit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int.h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path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timer.cxx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timer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6" office:value-type="string">
            <text:p>plm_version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rint_and_exit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rint_and_exi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sys</text:p>
          </table:table-cell>
          <table:table-cell table:style-name="ce56" office:value-type="string">
            <text:p>pstring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string_uti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string_uti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cuda_test_wrap.cpp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cuda_test.cu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CUDA_tex_tes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dcmtk_t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dlib_t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9" office:value-type="string">
            <text:p>fann_test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gabor_t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gdcm1_t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mex_test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nlopt_test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opencl_test.c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opencl_t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opencl_tes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openmp_t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qt_t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4" office:value-type="string">
            <text:p>test</text:p>
          </table:table-cell>
          <table:table-cell table:style-name="ce59" office:value-type="string">
            <text:p>ransac_t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sizeof.f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test_eps.cxx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test_limits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test_overflow.cxx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558" table:end-x="0.1878in" table:end-y="0.0571in" draw:z-index="106" draw:style-name="gr1" draw:text-style-name="P1" svg:width="0.1299in" svg:height="0.6335in" svg:x="0.0579in" svg:y="0.1378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5" office:value-type="string">
            <text:p>util</text:p>
          </table:table-cell>
          <table:table-cell table:style-name="ce60" office:value-type="string">
            <text:p>bspline_warp.cxx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557" table:end-x="0.5984in" table:end-y="0.0504in" draw:z-index="107" draw:style-name="gr2" draw:text-style-name="P3" svg:width="1.2551in" svg:height="0.2413in" svg:x="0.2323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5" office:value-type="string">
            <text:p>util</text:p>
          </table:table-cell>
          <table:table-cell table:style-name="ce60" office:value-type="string">
            <text:p>bspline_warp.h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6" office:value-type="string">
            <text:p>util</text:p>
          </table:table-cell>
          <table:table-cell table:style-name="ce61" office:value-type="string">
            <text:p>closest_point.cxx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7" office:value-type="string">
            <text:p>util</text:p>
          </table:table-cell>
          <table:table-cell table:style-name="ce62" office:value-type="string">
            <text:p>compute_distance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7" office:value-type="string">
            <text:p>util</text:p>
          </table:table-cell>
          <table:table-cell table:style-name="ce62" office:value-type="string">
            <text:p>compute_distance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562" table:end-x="0.1988in" table:end-y="0.074in" draw:z-index="100" draw:style-name="gr1" draw:text-style-name="P1" svg:width="0.1299in" svg:height="0.4945in" svg:x="0.0689in" svg:y="0.115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dice_statistics.cxx</text:p>
          </table:table-cell>
          <table:table-cell/>
          <table:table-cell>
            <draw:custom-shape table:end-cell-address="'Plastimatch 2.0 Organization Draft'.D561" table:end-x="0.6878in" table:end-y="0.0248in" draw:z-index="109" draw:style-name="gr3" draw:text-style-name="P1" svg:width="0.1752in" svg:height="0.1717in" svg:x="0.5126in" svg:y="0.0315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561" table:end-x="0.4362in" table:end-y="0.1256in" draw:z-index="10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dice_statistics.h</text:p>
          </table:table-cell>
          <table:table-cell table:number-columns-repeated="2"/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dice_stats_main.cxx</text:p>
          </table:table-cell>
          <table:table-cell/>
          <table:table-cell>
            <draw:frame table:end-cell-address="'Plastimatch 2.0 Organization Draft'.D563" table:end-x="0.8295in" table:end-y="0.102in" draw:z-index="108" draw:style-name="gr4" draw:text-style-name="P5" svg:width="0.7685in" svg:height="0.2776in" svg:x="0.061in" svg:y="0.0031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distance_map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569" table:end-x="0.1945in" table:end-y="0.1059in" draw:z-index="101" draw:style-name="gr1" draw:text-style-name="P1" svg:width="0.1299in" svg:height="1.0587in" svg:x="0.0646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dvh.cxx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dvh.h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extract_contour.cxx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567" table:end-x="0.4382in" table:end-y="0.0866in" draw:z-index="103" draw:style-name="gr2" draw:text-style-name="P3" svg:width="1.072in" svg:height="0.2413in" svg:x="0.2551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gamma_analysis.cxx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gamma_analysis.h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hausdorff_statistics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hausdorff_statistics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575" table:end-x="0.2094in" table:end-y="0.0256in" draw:z-index="10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interpolate.cxx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interpolate.h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573" table:end-x="0.4685in" table:end-y="0.1327in" draw:z-index="105" draw:style-name="gr2" draw:text-style-name="P3" svg:width="1.072in" svg:height="0.2413in" svg:x="0.2854in" svg:y="0.0701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itk_crop.cxx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itk_crop.h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gabor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gabor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itk_image_stat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itk_image_stat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itk_mask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itk_mask.h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warp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warp.h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landmark_diff_main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landmark_diff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landmark_diff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plm_warp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plm_warp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rasterize_slic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rasterize_slic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rasterize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rasterize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implify_point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implify_point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lice_extrac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lice_extrac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s_img_extrac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s_img_extrac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s_img_stat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s_img_stat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ynthetic_mha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ynthetic_mha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ynthetic_vf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ynthetic_vf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threshbox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threshbox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union_mask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mex_drr.c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read_obj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30" office:value-type="string">
            <text:p>wildwest</text:p>
          </table:table-cell>
          <table:table-cell table:style-name="ce65" office:value-type="string">
            <text:p>rtds_dcmtk.cxx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613" table:end-x="0.1878in" table:end-y="0.0563in" draw:z-index="116" draw:style-name="gr1" draw:text-style-name="P1" svg:width="0.1299in" svg:height="0.6331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30" office:value-type="string">
            <text:p>wildwest</text:p>
          </table:table-cell>
          <table:table-cell table:style-name="ce65" office:value-type="string">
            <text:p>rtds_gdcm.cxx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612" table:end-x="0.5984in" table:end-y="0.0496in" draw:z-index="117" draw:style-name="gr5" draw:text-style-name="P3" svg:width="1.2551in" svg:height="0.2409in" svg:x="0.2323in" svg:y="0.1657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30" office:value-type="string">
            <text:p>wildwest</text:p>
          </table:table-cell>
          <table:table-cell table:style-name="ce65" office:value-type="string">
            <text:p>rtds_warp.cxx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0" office:value-type="string">
            <text:p>wildwest</text:p>
          </table:table-cell>
          <table:table-cell table:style-name="ce65" office:value-type="string">
            <text:p>rtds_warp.h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0" office:value-type="string">
            <text:p>wildwest</text:p>
          </table:table-cell>
          <table:table-cell table:style-name="ce65" office:value-type="string">
            <text:p>rtds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30" office:value-type="string">
            <text:p>wildwest</text:p>
          </table:table-cell>
          <table:table-cell table:style-name="ce65" office:value-type="string">
            <text:p>rtds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617" table:end-x="0.1988in" table:end-y="0.072in" draw:z-index="110" draw:style-name="gr1" draw:text-style-name="P1" svg:width="0.1299in" svg:height="0.4941in" svg:x="0.0689in" svg:y="0.1138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rtss_polyline_set.cxx</text:p>
          </table:table-cell>
          <table:table-cell/>
          <table:table-cell>
            <draw:custom-shape table:end-cell-address="'Plastimatch 2.0 Organization Draft'.D616" table:end-x="0.6878in" table:end-y="0.0236in" draw:z-index="119" draw:style-name="gr3" draw:text-style-name="P1" svg:width="0.1752in" svg:height="0.1717in" svg:x="0.5126in" svg:y="0.0303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616" table:end-x="0.4362in" table:end-y="0.1244in" draw:z-index="112" draw:style-name="gr2" draw:text-style-name="P3" svg:width="1.072in" svg:height="0.2413in" svg:x="0.2531in" svg:y="0.0614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rtss_polyline_set.h</text:p>
          </table:table-cell>
          <table:table-cell table:number-columns-repeated="2"/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rtss_structure.cxx</text:p>
          </table:table-cell>
          <table:table-cell/>
          <table:table-cell>
            <draw:frame table:end-cell-address="'Plastimatch 2.0 Organization Draft'.D618" table:end-x="0.8295in" table:end-y="0.1008in" draw:z-index="118" draw:style-name="gr6" draw:text-style-name="P5" svg:width="0.7685in" svg:height="0.2776in" svg:x="0.061in" svg:y="0.0016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rtss_structure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624" table:end-x="0.1945in" table:end-y="0.1035in" draw:z-index="111" draw:style-name="gr1" draw:text-style-name="P1" svg:width="0.1299in" svg:height="1.0579in" svg:x="0.0646in" svg:y="0.1165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rtss.cxx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rtss.h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ss_list_io.cxx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622" table:end-x="0.4382in" table:end-y="0.0846in" draw:z-index="113" draw:style-name="gr2" draw:text-style-name="P3" svg:width="1.072in" svg:height="0.2413in" svg:x="0.2551in" svg:y="0.0217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ss_list_io.h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5" office:value-type="string">
            <text:p>warp_parms.h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1" office:value-type="string">
            <text:p>wildwest</text:p>
          </table:table-cell>
          <table:table-cell table:style-name="ce66" office:value-type="string">
            <text:p>xf_to_empirefmt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1"/>
          <table:table-cell table:style-name="ce71">
            <draw:custom-shape table:end-cell-address="'Plastimatch 2.0 Organization Draft'.F630" table:end-x="0.2094in" table:end-y="0.0224in" draw:z-index="114" draw:style-name="gr1" draw:text-style-name="P1" svg:width="0.1299in" svg:height="0.7799in" svg:x="0.0795in" svg:y="0.13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628" table:end-x="0.4685in" table:end-y="0.1299in" draw:z-index="115" draw:style-name="gr2" draw:text-style-name="P3" svg:width="1.072in" svg:height="0.2413in" svg:x="0.2854in" svg:y="0.0673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</table:table>
      <table:database-ranges>
        <table:database-range table:target-range-address="'Plastimatch 2.0 Organization Draft'.A1:'Plastimatch 2.0 Organization Draft'.B6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13:4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3T13:41:29</dc:date>
    <dc:creator>James Shackleford</dc:creator>
    <meta:generator>OpenOffice.org/3.2$Unix OpenOffice.org_project/320m12$Build-9483</meta:generator>
    <meta:editing-duration>PT02H04M44S</meta:editing-duration>
    <meta:editing-cycles>21</meta:editing-cycles>
    <meta:document-statistic meta:table-count="1" meta:cell-count="1452" meta:object-count="120"/>
  </office:meta>
</office:document-meta>
</file>